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9cm" fo:min-width="1.3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9cm" fo:min-width="1.18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3cm" fo:min-width="1.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7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0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73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6.974cm" fo:min-width="4.686cm"/>
    </style:style>
    <style:style style:name="gr25" style:family="graphic" style:parent-style-name="standard">
      <style:graphic-properties draw:textarea-horizontal-align="justify" draw:textarea-vertical-align="middle" draw:auto-grow-height="false" fo:min-height="1.048cm" fo:min-width="4.3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2.158cm" fo:min-width="1.724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2.158cm" fo:min-width="1.724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2.158cm" fo:min-width="1.72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89cm" style:use-optimal-column-width="false"/>
    </style:style>
    <style:style style:name="co2" style:family="table-column">
      <style:table-column-properties style:column-width="1.866cm" style:use-optimal-column-width="false"/>
    </style:style>
    <style:style style:name="co3" style:family="table-column">
      <style:table-column-properties style:column-width="1.748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2.136cm" style:use-optimal-column-width="false"/>
    </style:style>
    <style:style style:name="ro1" style:family="table-row">
      <style:table-row-properties style:row-height="1.215cm"/>
    </style:style>
    <style:style style:name="ro2" style:family="table-row">
      <style:table-row-properties style:row-height="1.22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4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9.901cm" svg:y1="0.801cm" svg:x2="12.301cm" svg:y2="0.801cm">
          <text:p/>
        </draw:line>
        <draw:custom-shape draw:style-name="gr2" draw:text-style-name="P3" draw:layer="layout" svg:width="2.6cm" svg:height="2.6cm" svg:x="11.977cm" svg:y="0.47cm">
          <text:p text:style-name="P2"><text:span text:style-name="T1">Espera </text:span></text:p>
          <text:p text:style-name="P2"><text:span text:style-name="T1">Mensage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376cm" svg:height="2.331cm" svg:x="12.101cm" svg:y="0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4.577cm" svg:y1="2.3cm" svg:x2="18.977cm" svg:y2="2.3cm">
          <text:p text:style-name="P2"><text:span text:style-name="T1">Msg.Destino == meuID</text:span></text:p>
        </draw:line>
        <draw:custom-shape draw:style-name="gr2" draw:text-style-name="P3" draw:layer="layout" svg:width="2.6cm" svg:height="2.6cm" svg:x="19cm" svg:y="0.4cm">
          <text:p text:style-name="P2"><text:span text:style-name="T1">Processa</text:span></text:p>
          <text:p text:style-name="P2"><text:span text:style-name="T1">Como nó</text:span></text:p>
          <text:p text:style-name="P2"><text:span text:style-name="T1">norm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cm" svg:y1="1.1cm" svg:x2="14.477cm" svg:y2="1.1cm">
          <text:p/>
        </draw:line>
        <draw:frame draw:style-name="gr5" draw:text-style-name="P2" draw:layer="layout" svg:width="0.467cm" svg:height="0.339cm" svg:x="16.533cm" svg:y="0.56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" draw:text-style-name="P1" draw:layer="layout" svg:x1="25.2cm" svg:y1="11.3cm" svg:x2="25.2cm" svg:y2="13.5cm">
          <text:p/>
        </draw:line>
        <draw:custom-shape draw:style-name="gr6" draw:text-style-name="P3" draw:layer="layout" svg:width="2.8cm" svg:height="2.8cm" svg:x="23.8cm" svg:y="2.3cm">
          <text:p text:style-name="P2"><text:span text:style-name="T1">Reenca</text:span><text:span text:style-name="T1">minha</text:span></text:p>
          <text:p text:style-name="P2"><text:span text:style-name="T1">Mensa</text:span><text:span text:style-name="T1">ge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8cm" svg:y="9.4cm">
          <text:p text:style-name="P2"><text:span text:style-name="T1">Processa</text:span></text:p>
          <text:p text:style-name="P2"><text:span text:style-name="T1">Respo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16.4cm" svg:y="8.9cm">
          <text:p text:style-name="P2"><text:span text:style-name="T1">Processa</text:span></text:p>
          <text:p text:style-name="P2"><text:span text:style-name="T1">Requisiçã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8.6cm" svg:y1="9.1cm" svg:x2="24cm" svg:y2="4.5cm">
          <text:p text:style-name="P2"><text:span text:style-name="T1">Msg.grupoDest != </text:span><text:span text:style-name="T1">meuGrupo</text:span></text:p>
        </draw:line>
        <draw:line draw:style-name="gr1" draw:text-style-name="P1" draw:layer="layout" svg:x1="12.2cm" svg:y1="13.8cm" svg:x2="4cm" svg:y2="11.8cm">
          <text:p/>
        </draw:line>
        <draw:frame draw:style-name="gr7" draw:text-style-name="P6" draw:layer="layout" svg:width="4.71cm" svg:height="0.725cm" svg:x="13.29cm" svg:y="3.375cm">
          <draw:text-box>
            <text:p text:style-name="P2"><text:span text:style-name="T1">Msg.Destino != meuID</text:span></text:p>
          </draw:text-box>
        </draw:frame>
        <draw:line draw:style-name="gr1" draw:text-style-name="P1" draw:layer="layout" svg:x1="23.8cm" svg:y1="3.7cm" svg:x2="14.277cm" svg:y2="2.9cm">
          <text:p/>
        </draw:line>
        <draw:frame draw:style-name="gr5" draw:text-style-name="P2" draw:layer="layout" svg:width="0.467cm" svg:height="0.339cm" svg:x="21.4cm" svg:y="3.02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2" draw:text-style-name="P3" draw:layer="layout" svg:width="2.6cm" svg:height="2.6cm" svg:x="12cm" svg:y="5.1cm">
          <text:p text:style-name="P2"><text:span text:style-name="T1">Processa</text:span></text:p>
          <text:p text:style-name="P2"><text:span text:style-name="T1">Tip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825cm" svg:height="0.725cm" draw:transform="rotate (0.853640537150427) translate (9.447cm 9.386cm)">
          <draw:text-box>
            <text:p text:style-name="P2"><text:span text:style-name="T1">Msg.tipo == Resp</text:span></text:p>
          </draw:text-box>
        </draw:frame>
        <draw:line draw:style-name="gr1" draw:text-style-name="P1" draw:layer="layout" svg:x1="12.407cm" svg:y1="7.4cm" svg:x2="10.4cm" svg:y2="9.8cm">
          <text:p/>
        </draw:line>
        <draw:line draw:style-name="gr4" draw:text-style-name="P5" draw:layer="layout" svg:x1="14.2cm" svg:y1="7.3cm" svg:x2="16.6cm" svg:y2="9.5cm">
          <text:p text:style-name="P2"><text:span text:style-name="T1">Msg.tipo == Req</text:span></text:p>
        </draw:line>
        <draw:line draw:style-name="gr4" draw:text-style-name="P5" draw:layer="layout" svg:x1="19cm" svg:y1="10.3cm" svg:x2="24.8cm" svg:y2="10.3cm">
          <text:p text:style-name="P2"><text:span text:style-name="T1">Msg.grupoDest == </text:span><text:span text:style-name="T1">meuGrupo</text:span></text:p>
        </draw:line>
        <draw:custom-shape draw:style-name="gr6" draw:text-style-name="P3" draw:layer="layout" svg:width="2.8cm" svg:height="2.8cm" svg:x="24.8cm" svg:y="8.9cm">
          <text:p text:style-name="P2"><text:span text:style-name="T1">Verificação</text:span></text:p>
          <text:p text:style-name="P2"><text:span text:style-name="T1">De</text:span></text:p>
          <text:p text:style-name="P2"><text:span text:style-name="T1">Bord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8cm" svg:y1="11cm" svg:x2="20.2cm" svg:y2="17cm">
          <text:p/>
        </draw:line>
        <draw:frame draw:style-name="gr9" draw:text-style-name="P6" draw:layer="layout" svg:width="3.216cm" svg:height="1.199cm" svg:x="19.584cm" svg:y="13.6cm">
          <draw:text-box>
            <text:p text:style-name="P2"><text:span text:style-name="T1">Msg.Intermed </text:span></text:p>
            <text:p text:style-name="P2"><text:span text:style-name="T1">!= NULL</text:span></text:p>
          </draw:text-box>
        </draw:frame>
        <draw:line draw:style-name="gr1" draw:text-style-name="P1" draw:layer="layout" svg:x1="13.239cm" svg:y1="3.1cm" svg:x2="13.239cm" svg:y2="5.1cm">
          <text:p/>
        </draw:line>
        <draw:frame draw:style-name="gr10" draw:text-style-name="P6" draw:layer="layout" svg:width="3.306cm" svg:height="1.673cm" svg:x="25cm" svg:y="11.9cm">
          <draw:text-box>
            <text:p text:style-name="P2"><text:span text:style-name="T1">Msg.Intermed </text:span></text:p>
            <text:p text:style-name="P2"><text:span text:style-name="T1">== NULL</text:span></text:p>
          </draw:text-box>
        </draw:frame>
        <draw:custom-shape draw:style-name="gr2" draw:text-style-name="P3" draw:layer="layout" svg:width="2.6cm" svg:height="2.6cm" svg:x="18.4cm" svg:y="17cm">
          <text:p text:style-name="P2"><text:span text:style-name="T1">Verificação</text:span></text:p>
          <text:p text:style-name="P2"><text:span text:style-name="T1">De</text:span></text:p>
          <text:p text:style-name="P2"><text:span text:style-name="T1">Cach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3.715cm" svg:height="1.673cm" svg:x="8.085cm" svg:y="15.327cm">
          <draw:text-box>
            <text:p text:style-name="P2"><text:span text:style-name="T1">Sei que a origem</text:span></text:p>
            <text:p text:style-name="P2"><text:span text:style-name="T1">Pode acessar</text:span></text:p>
            <text:p text:style-name="P2"><text:span text:style-name="T1">O dado</text:span></text:p>
          </draw:text-box>
        </draw:frame>
        <draw:line draw:style-name="gr1" draw:text-style-name="P1" draw:layer="layout" svg:x1="18.4cm" svg:y1="18.6cm" svg:x2="3.2cm" svg:y2="16cm">
          <text:p/>
        </draw:line>
        <draw:frame draw:style-name="gr12" draw:text-style-name="P6" draw:layer="layout" svg:width="3.008cm" svg:height="1.199cm" svg:x="15.192cm" svg:y="15.6cm">
          <draw:text-box>
            <text:p text:style-name="P2"><text:span text:style-name="T1">Não conheço</text:span></text:p>
            <text:p text:style-name="P2"><text:span text:style-name="T1">A origem</text:span></text:p>
          </draw:text-box>
        </draw:frame>
        <draw:line draw:style-name="gr1" draw:text-style-name="P1" draw:layer="layout" svg:x1="18.4cm" svg:y1="17.8cm" svg:x2="3.6cm" svg:y2="12cm">
          <text:p/>
        </draw:line>
        <draw:custom-shape draw:style-name="gr6" draw:text-style-name="P3" draw:layer="layout" svg:width="2.8cm" svg:height="2.8cm" svg:x="23.8cm" svg:y="13.573cm">
          <text:p text:style-name="P2"><text:span text:style-name="T1">Msg.Intermed</text:span></text:p>
          <text:p text:style-name="P2"><text:span text:style-name="T1">= meu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6cm" svg:y="14.5cm">
          <text:p text:style-name="P2"><text:span text:style-name="T1">Gera</text:span></text:p>
          <text:p text:style-name="P2"><text:span text:style-name="T1">Mensagem</text:span></text:p>
          <text:p text:style-name="P2"><text:span text:style-name="T1">Respo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4cm" svg:y="0.4cm">
          <text:p text:style-name="P2"><text:span text:style-name="T1">Envia</text:span></text:p>
          <text:p text:style-name="P2"><text:span text:style-name="T1">Mensage</text:span><text:span text:style-name="T1">m</text:span></text:p>
          <text:p text:style-name="P2"><text:span text:style-name="T1">Respost</text:span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cm" svg:y1="11.8cm" svg:x2="12.4cm" svg:y2="12.8cm">
          <text:p/>
        </draw:line>
        <draw:custom-shape draw:style-name="gr6" draw:text-style-name="P3" draw:layer="layout" svg:width="2.8cm" svg:height="2.8cm" svg:x="12.2cm" svg:y="12.2cm">
          <text:p text:style-name="P2"><text:span text:style-name="T1">A</text:span><text:span text:style-name="T1">t</text:span><text:span text:style-name="T1">u</text:span><text:span text:style-name="T1">a</text:span><text:span text:style-name="T1">l</text:span><text:span text:style-name="T1">i</text:span><text:span text:style-name="T1">z</text:span><text:span text:style-name="T1">a</text:span></text:p>
          <text:p text:style-name="P2"><text:span text:style-name="T1">D</text:span><text:span text:style-name="T1">a</text:span><text:span text:style-name="T1">d</text:span><text:span text:style-name="T1">o</text:span><text:span text:style-name="T1">s</text:span></text:p>
          <text:p text:style-name="P2"><text:span text:style-name="T1">C</text:span><text:span text:style-name="T1">a</text:span><text:span text:style-name="T1">c</text:span><text:span text:style-name="T1">h</text:span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306cm" svg:height="1.673cm" svg:x="10.694cm" svg:y="11.2cm">
          <draw:text-box>
            <text:p text:style-name="P2"><text:span text:style-name="T1">Msg.Intermed </text:span></text:p>
            <text:p text:style-name="P2"><text:span text:style-name="T1">== meuID</text:span></text:p>
          </draw:text-box>
        </draw:frame>
        <draw:custom-shape draw:style-name="gr6" draw:text-style-name="P3" draw:layer="layout" svg:width="2.8cm" svg:height="2.8cm" svg:x="1.8cm" svg:y="9.2cm">
          <text:p text:style-name="P2"><text:span text:style-name="T1">Reencaminha</text:span></text:p>
          <text:p text:style-name="P2"><text:span text:style-name="T1">Mensage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9.4cm" svg:x2="12.101cm" svg:y2="2.4cm">
          <text:p/>
        </draw:line>
        <draw:frame draw:style-name="gr5" draw:text-style-name="P2" draw:layer="layout" svg:width="0.467cm" svg:height="0.339cm" svg:x="7cm" svg:y="6.06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" draw:text-style-name="P1" draw:layer="layout" svg:x1="8cm" svg:y1="10.6cm" svg:x2="4.6cm" svg:y2="10.6cm">
          <text:p/>
        </draw:line>
        <draw:frame draw:style-name="gr10" draw:text-style-name="P6" draw:layer="layout" svg:width="3.306cm" svg:height="1.673cm" svg:x="5.2cm" svg:y="9.4cm">
          <draw:text-box>
            <text:p text:style-name="P2"><text:span text:style-name="T1">Msg.Intermed </text:span></text:p>
            <text:p text:style-name="P2"><text:span text:style-name="T1">!= meuID</text:span></text:p>
          </draw:text-box>
        </draw:frame>
        <draw:frame draw:style-name="gr5" draw:text-style-name="P2" draw:layer="layout" svg:width="0.467cm" svg:height="0.339cm" svg:x="7.333cm" svg:y="12.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" draw:text-style-name="P1" draw:layer="layout" svg:x1="1.4cm" svg:y1="14.5cm" svg:x2="1.6cm" svg:y2="3.2cm">
          <text:p/>
        </draw:line>
        <draw:frame draw:style-name="gr5" draw:text-style-name="P2" draw:layer="layout" svg:width="0.467cm" svg:height="0.339cm" svg:x="1cm" svg:y="8.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" draw:text-style-name="P1" draw:layer="layout" svg:x1="3cm" svg:y1="1.8cm" svg:x2="11.8cm" svg:y2="1.8cm">
          <text:p/>
        </draw:line>
        <draw:line draw:style-name="gr1" draw:text-style-name="P1" draw:layer="layout" svg:x1="23.8cm" svg:y1="15.4cm" svg:x2="21cm" svg:y2="17.8cm">
          <text:p/>
        </draw:line>
        <draw:frame draw:style-name="gr5" draw:text-style-name="P2" draw:layer="layout" svg:width="0.467cm" svg:height="0.339cm" svg:x="22.533cm" svg:y="15.86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2" draw:layer="layout" svg:width="0.467cm" svg:height="0.339cm" svg:x="6.6cm" svg:y="1.26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1" draw:text-style-name="P1" draw:layer="layout" svg:x1="12.3cm" svg:y1="2.7cm" svg:x2="14.7cm" svg:y2="2.7cm">
          <text:p/>
        </draw:line>
        <draw:custom-shape draw:style-name="gr2" draw:text-style-name="P4" draw:layer="layout" svg:width="2.6cm" svg:height="2.6cm" svg:x="14.376cm" svg:y="2.369cm">
          <text:p text:style-name="P2">Espera 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6cm" svg:height="2.6cm" svg:x="3.277cm" svg:y="11.476cm">
          <text:p text:style-name="P2">Verificação</text:p>
          <text:p text:style-name="P2">De</text:p>
          <text:p text:style-name="P2">Permiss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6cm" svg:height="2.6cm" svg:x="3.3cm" svg:y="2.6cm">
          <text:p text:style-name="P2">Processa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7cm" svg:y1="4.5cm" svg:x2="10.5cm" svg:y2="7.9cm">
          <text:p/>
        </draw:line>
        <draw:custom-shape draw:style-name="gr6" draw:text-style-name="P4" draw:layer="layout" svg:width="2.8cm" svg:height="2.8cm" svg:x="21.1cm" svg:y="6.9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6cm" svg:height="2.6cm" svg:x="8.1cm" svg:y="7.3cm">
          <text:p text:style-name="P2">Verifica </text:p>
          <text:p text:style-name="P2">o que é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3cm" svg:y1="4.969cm" svg:x2="21.1cm" svg:y2="8.3cm">
          <text:p text:style-name="P2">Msg.Dest != meuID</text:p>
        </draw:line>
        <draw:frame draw:style-name="gr14" draw:text-style-name="P8" draw:layer="layout" svg:width="4.27cm" svg:height="0.725cm" draw:transform="rotate (0.666366708411435) translate (10.663cm 6.837cm)">
          <draw:text-box>
            <text:p text:style-name="P2">Msg.Dest == meuID</text:p>
          </draw:text-box>
        </draw:frame>
        <draw:line draw:style-name="gr1" draw:text-style-name="P1" draw:layer="layout" svg:x1="8.7cm" svg:y1="9.7cm" svg:x2="5.7cm" svg:y2="12.1cm">
          <text:p/>
        </draw:line>
        <draw:frame draw:style-name="gr15" draw:text-style-name="P8" draw:layer="layout" svg:width="3.614cm" svg:height="0.725cm" draw:transform="rotate (0.703716754404114) translate (5.4cm 11.259cm)">
          <draw:text-box>
            <text:p text:style-name="P2">Msg.tipo == Req</text:p>
          </draw:text-box>
        </draw:frame>
        <draw:line draw:style-name="gr1" draw:text-style-name="P1" draw:layer="layout" svg:x1="8.3cm" svg:y1="7.9cm" svg:x2="5.2cm" svg:y2="5.2cm">
          <text:p/>
        </draw:line>
        <draw:frame draw:style-name="gr8" draw:text-style-name="P8" draw:layer="layout" svg:width="3.825cm" svg:height="0.725cm" draw:transform="rotate (-0.71401419699088) translate (6.178cm 4.846cm)">
          <draw:text-box>
            <text:p text:style-name="P2">Msg.tipo == Resp</text:p>
          </draw:text-box>
        </draw:frame>
        <draw:line draw:style-name="gr1" draw:text-style-name="P1" draw:layer="layout" svg:x1="5.9cm" svg:y1="3.9cm" svg:x2="14.276cm" svg:y2="3.9cm">
          <text:p/>
        </draw:line>
        <draw:line draw:style-name="gr1" draw:text-style-name="P1" draw:layer="layout" svg:x1="21.441cm" svg:y1="7.191cm" svg:x2="17.035cm" svg:y2="4.209cm">
          <text:p/>
        </draw:line>
        <draw:custom-shape draw:style-name="gr2" draw:text-style-name="P4" draw:layer="layout" svg:width="2.6cm" svg:height="2.6cm" svg:x="10.7cm" svg:y="16.1cm">
          <text:p text:style-name="P2">Escreve</text:p>
          <text:p text:style-name="P2">Mensagem</text:p>
          <text:p text:style-name="P2">Negaç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877cm" svg:y1="12.969cm" svg:x2="11.7cm" svg:y2="12.969cm">
          <text:p text:style-name="P2">Requisição autorizada</text:p>
        </draw:line>
        <draw:line draw:style-name="gr4" draw:text-style-name="P1" draw:layer="layout" svg:x1="5.3cm" svg:y1="13.9cm" svg:x2="10.7cm" svg:y2="16.9cm">
          <text:p text:style-name="P2">Requisição negada</text:p>
        </draw:line>
        <draw:custom-shape draw:style-name="gr2" draw:text-style-name="P4" draw:layer="layout" svg:width="2.6cm" svg:height="2.6cm" svg:x="11.7cm" svg:y="11.7cm">
          <text:p text:style-name="P2">Escreve</text:p>
          <text:p text:style-name="P2">Mensagem</text:p>
          <text:p text:style-name="P2">Autorizad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cm" svg:y1="13.1cm" svg:x2="21.3cm" svg:y2="9.1cm">
          <text:p/>
        </draw:line>
        <draw:line draw:style-name="gr1" draw:text-style-name="P1" draw:layer="layout" svg:x1="13.3cm" svg:y1="17.1cm" svg:x2="22.1cm" svg:y2="9.7cm">
          <text:p/>
        </draw:line>
        <draw:frame draw:style-name="gr5" draw:text-style-name="P2" draw:layer="layout" svg:width="0.467cm" svg:height="0.339cm" svg:x="9.6cm" svg:y="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0.467cm" svg:height="0.339cm" svg:x="16.333cm" svg:y="11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0.467cm" svg:height="0.339cm" svg:x="16.333cm" svg:y="1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draw:layer="layout" svg:width="0.467cm" svg:height="0.339cm" svg:x="19cm" svg:y="5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4" draw:layer="layout" svg:width="2.376cm" svg:height="2.331cm" svg:x="14.5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1.788cm" svg:height="7.294cm" svg:x="1.611cm" svg:y="5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Id1</text:span></text:p>
              </table:table-cell>
            </table:table-row>
            <table:table-row table:style-name="ro1">
              <table:table-cell table:style-name="gray2">
                <text:p>Id2</text:p>
              </table:table-cell>
            </table:table-row>
            <table:table-row table:style-name="ro1">
              <table:table-cell table:style-name="gray1">
                <text:p>Id3</text:p>
              </table:table-cell>
            </table:table-row>
            <table:table-row table:style-name="ro1">
              <table:table-cell table:style-name="gray2">
                <text:p>Id4</text:p>
              </table:table-cell>
            </table:table-row>
            <table:table-row table:style-name="ro1">
              <table:table-cell table:style-name="gray1">
                <text:p>...</text:p>
              </table:table-cell>
            </table:table-row>
            <table:table-row table:style-name="ro2">
              <table:table-cell table:style-name="gray2">
                <text:p>Id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0" draw:layer="layout" svg:width="4.041cm" svg:height="0.725cm" svg:x="0.7cm" svg:y="4.675cm">
          <draw:text-box>
            <text:p><text:span text:style-name="T3">Tabela de Acessos</text:span></text:p>
          </draw:text-box>
        </draw:frame>
        <draw:line draw:style-name="gr1" draw:text-style-name="P11" draw:layer="layout" svg:x1="3.426cm" svg:y1="6cm" svg:x2="10.2cm" svg:y2="6cm">
          <text:p/>
        </draw:line>
        <draw:custom-shape draw:style-name="gr17" draw:text-style-name="P12" draw:layer="layout" svg:width="3cm" svg:height="1cm" svg:x="10.2cm" svg:y="5.6cm">
          <text:p text:style-name="P2"><text:span text:style-name="T4">Req1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13.2cm" svg:y1="6cm" svg:x2="14.8cm" svg:y2="6cm">
          <text:p/>
        </draw:line>
        <draw:custom-shape draw:style-name="gr17" draw:text-style-name="P12" draw:layer="layout" svg:width="3cm" svg:height="1cm" svg:x="14.8cm" svg:y="5.6cm">
          <text:p text:style-name="P2"><text:span text:style-name="T4">Req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7.8cm" svg:y1="6cm" svg:x2="19.4cm" svg:y2="6cm">
          <text:p/>
        </draw:line>
        <draw:custom-shape draw:style-name="gr17" draw:text-style-name="P12" draw:layer="layout" svg:width="3cm" svg:height="1cm" svg:x="19.4cm" svg:y="5.6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22.4cm" svg:y1="6cm" svg:x2="24cm" svg:y2="6cm">
          <text:p/>
        </draw:line>
        <draw:custom-shape draw:style-name="gr17" draw:text-style-name="P12" draw:layer="layout" svg:width="3cm" svg:height="1cm" svg:x="24cm" svg:y="5.6cm">
          <text:p text:style-name="P2"><text:span text:style-name="T4">Req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4.325cm" svg:height="0.725cm" svg:x="15.4cm" svg:y="4.675cm">
          <draw:text-box>
            <text:p><text:span text:style-name="T3">Lista de Permissões</text:span></text:p>
          </draw:text-box>
        </draw:frame>
        <draw:line draw:style-name="gr1" draw:text-style-name="P11" draw:layer="layout" svg:x1="11.6cm" svg:y1="6.6cm" svg:x2="11.6cm" svg:y2="8cm">
          <text:p/>
        </draw:line>
        <draw:custom-shape draw:style-name="gr17" draw:text-style-name="P12" draw:layer="layout" svg:width="3cm" svg:height="1cm" svg:x="10.2cm" svg:y="8cm">
          <text:p text:style-name="P2"><text:span text:style-name="T4">IdSin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1.6cm" svg:y1="9cm" svg:x2="11.6cm" svg:y2="10.4cm">
          <text:p/>
        </draw:line>
        <draw:custom-shape draw:style-name="gr17" draw:text-style-name="P12" draw:layer="layout" svg:width="3cm" svg:height="1cm" svg:x="10.2cm" svg:y="10.4cm">
          <text:p text:style-name="P2"><text:span text:style-name="T4">IdSin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1.6cm" svg:y1="11.4cm" svg:x2="11.6cm" svg:y2="12.8cm">
          <text:p/>
        </draw:line>
        <draw:custom-shape draw:style-name="gr17" draw:text-style-name="P12" draw:layer="layout" svg:width="3cm" svg:height="1cm" svg:x="10.2cm" svg:y="12.8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1.6cm" svg:y1="13.8cm" svg:x2="11.6cm" svg:y2="15.2cm">
          <text:p/>
        </draw:line>
        <draw:custom-shape draw:style-name="gr17" draw:text-style-name="P12" draw:layer="layout" svg:width="3cm" svg:height="1cm" svg:x="10.2cm" svg:y="15.2cm">
          <text:p text:style-name="P2"><text:span text:style-name="T4">idSink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6.2cm" svg:y1="6.6cm" svg:x2="16.2cm" svg:y2="8cm">
          <text:p/>
        </draw:line>
        <draw:custom-shape draw:style-name="gr17" draw:text-style-name="P12" draw:layer="layout" svg:width="3cm" svg:height="1cm" svg:x="14.8cm" svg:y="8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25.4cm" svg:y1="6.6cm" svg:x2="25.4cm" svg:y2="8cm">
          <text:p/>
        </draw:line>
        <draw:custom-shape draw:style-name="gr17" draw:text-style-name="P12" draw:layer="layout" svg:width="3cm" svg:height="1cm" svg:x="24cm" svg:y="8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6.069cm" svg:height="0.725cm" draw:transform="rotate (1.5702727280193) translate (9.472cm 14.5cm)">
          <draw:text-box>
            <text:p><text:span text:style-name="T3">Lista de sinks com </text:span><text:span text:style-name="T3">réplica</text:span></text:p>
          </draw:text-box>
        </draw:frame>
        <draw:line draw:style-name="gr1" draw:text-style-name="P11" draw:layer="layout" svg:x1="3.426cm" svg:y1="7.2cm" svg:x2="5.5cm" svg:y2="7.2cm">
          <text:p/>
        </draw:line>
        <draw:custom-shape draw:style-name="gr17" draw:text-style-name="P12" draw:layer="layout" svg:width="3cm" svg:height="1cm" svg:x="5.5cm" svg:y="6.7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3.426cm" svg:y1="9.8cm" svg:x2="5.5cm" svg:y2="9.8cm">
          <text:p/>
        </draw:line>
        <draw:custom-shape draw:style-name="gr17" draw:text-style-name="P12" draw:layer="layout" svg:width="3cm" svg:height="1cm" svg:x="5.5cm" svg:y="9.3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3.326cm" svg:y1="12.1cm" svg:x2="5.4cm" svg:y2="12.1cm">
          <text:p/>
        </draw:line>
        <draw:custom-shape draw:style-name="gr17" draw:text-style-name="P12" draw:layer="layout" svg:width="3cm" svg:height="1cm" svg:x="5.4cm" svg:y="11.6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3.426cm" svg:y1="8.5cm" svg:x2="5.5cm" svg:y2="8.5cm">
          <text:p/>
        </draw:line>
        <draw:custom-shape draw:style-name="gr17" draw:text-style-name="P12" draw:layer="layout" svg:width="3cm" svg:height="1cm" svg:x="5.5cm" svg:y="8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standard" draw:layer="layout" svg:width="9.05cm" svg:height="7.294cm" svg:x="0.561cm" svg:y="5.33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><text:span text:style-name="T5">Req1</text:span></text:p>
              </table:table-cell>
              <table:table-cell>
                <text:p><text:span text:style-name="T5">TTL1</text:span></text:p>
              </table:table-cell>
              <table:table-cell>
                <text:p><text:span text:style-name="T5">Timestamp1</text:span></text:p>
              </table:table-cell>
              <table:table-cell>
                <text:p><text:span text:style-name="T5">Valor1</text:span></text:p>
              </table:table-cell>
            </table:table-row>
            <table:table-row table:style-name="ro1" table:default-cell-style-name="ce2">
              <table:table-cell>
                <text:p><text:span text:style-name="T5">Req2</text:span></text:p>
              </table:table-cell>
              <table:table-cell>
                <text:p><text:span text:style-name="T5">TTL2</text:span></text:p>
              </table:table-cell>
              <table:table-cell>
                <text:p><text:span text:style-name="T5">Timestamp2</text:span></text:p>
              </table:table-cell>
              <table:table-cell>
                <text:p><text:span text:style-name="T5">Valor2</text:span></text:p>
              </table:table-cell>
            </table:table-row>
            <table:table-row table:style-name="ro1" table:default-cell-style-name="ce2">
              <table:table-cell>
                <text:p><text:span text:style-name="T5">Req3</text:span></text:p>
              </table:table-cell>
              <table:table-cell>
                <text:p><text:span text:style-name="T5">TTL3</text:span></text:p>
              </table:table-cell>
              <table:table-cell>
                <text:p><text:span text:style-name="T5">Timestamp3</text:span></text:p>
              </table:table-cell>
              <table:table-cell>
                <text:p><text:span text:style-name="T5">Valor3</text:span></text:p>
              </table:table-cell>
            </table:table-row>
            <table:table-row table:style-name="ro1" table:default-cell-style-name="ce2">
              <table:table-cell>
                <text:p><text:span text:style-name="T5">Req4</text:span></text:p>
              </table:table-cell>
              <table:table-cell>
                <text:p><text:span text:style-name="T5">TTL4</text:span></text:p>
              </table:table-cell>
              <table:table-cell>
                <text:p><text:span text:style-name="T5">Timestamp4</text:span></text:p>
              </table:table-cell>
              <table:table-cell>
                <text:p><text:span text:style-name="T5">Valor4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<text:span text:style-name="T5">ReqN</text:span></text:p>
              </table:table-cell>
              <table:table-cell>
                <text:p><text:span text:style-name="T5">TTLN</text:span></text:p>
              </table:table-cell>
              <table:table-cell>
                <text:p><text:span text:style-name="T5">TimestampN</text:span></text:p>
              </table:table-cell>
              <table:table-cell>
                <text:p><text:span text:style-name="T5">Valor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10" draw:layer="layout" svg:width="4.773cm" svg:height="0.725cm" svg:x="1.827cm" svg:y="4.675cm">
          <draw:text-box>
            <text:p><text:span text:style-name="T3">Tabela de Requisições</text:span></text:p>
          </draw:text-box>
        </draw:frame>
        <draw:line draw:style-name="gr1" draw:text-style-name="P11" draw:layer="layout" svg:x1="9.626cm" svg:y1="5.9cm" svg:x2="13.6cm" svg:y2="5.9cm">
          <text:p/>
        </draw:line>
        <draw:custom-shape draw:style-name="gr21" draw:text-style-name="P12" draw:layer="layout" svg:width="1.4cm" svg:height="1cm" svg:x="13.6cm" svg:y="5.4cm">
          <text:p text:style-name="P2"><text:span text:style-name="T4">Id1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15cm" svg:y1="5.9cm" svg:x2="16.6cm" svg:y2="5.9cm">
          <text:p/>
        </draw:line>
        <draw:custom-shape draw:style-name="gr21" draw:text-style-name="P12" draw:layer="layout" svg:width="1.4cm" svg:height="1cm" svg:x="16.6cm" svg:y="5.4cm">
          <text:p text:style-name="P2"><text:span text:style-name="T4">I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8cm" svg:y1="5.9cm" svg:x2="19.6cm" svg:y2="5.9cm">
          <text:p/>
        </draw:line>
        <draw:custom-shape draw:style-name="gr22" draw:text-style-name="P12" draw:layer="layout" svg:width="1.8cm" svg:height="1cm" svg:x="19.6cm" svg:y="5.4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21.4cm" svg:y1="5.9cm" svg:x2="23cm" svg:y2="5.9cm">
          <text:p/>
        </draw:line>
        <draw:custom-shape draw:style-name="gr17" draw:text-style-name="P12" draw:layer="layout" svg:width="3cm" svg:height="1cm" svg:x="23cm" svg:y="5.4cm">
          <text:p text:style-name="P2"><text:span text:style-name="T4">I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4.325cm" svg:height="0.725cm" svg:x="17.6cm" svg:y="4.6cm">
          <draw:text-box>
            <text:p><text:span text:style-name="T3">Lista de Permissões</text:span></text:p>
          </draw:text-box>
        </draw:frame>
        <draw:line draw:style-name="gr1" draw:text-style-name="P11" draw:layer="layout" svg:x1="9.626cm" svg:y1="7.1cm" svg:x2="11.7cm" svg:y2="7.1cm">
          <text:p/>
        </draw:line>
        <draw:custom-shape draw:style-name="gr23" draw:text-style-name="P12" draw:layer="layout" svg:width="1.7cm" svg:height="1cm" svg:x="11.7cm" svg:y="6.6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9.626cm" svg:y1="9.7cm" svg:x2="11.7cm" svg:y2="9.7cm">
          <text:p/>
        </draw:line>
        <draw:custom-shape draw:style-name="gr23" draw:text-style-name="P12" draw:layer="layout" svg:width="1.7cm" svg:height="1cm" svg:x="11.7cm" svg:y="9.2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9.626cm" svg:y1="11.9cm" svg:x2="11.7cm" svg:y2="11.9cm">
          <text:p/>
        </draw:line>
        <draw:custom-shape draw:style-name="gr23" draw:text-style-name="P12" draw:layer="layout" svg:width="1.7cm" svg:height="1cm" svg:x="11.7cm" svg:y="11.4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9.626cm" svg:y1="8.4cm" svg:x2="11.7cm" svg:y2="8.4cm">
          <text:p/>
        </draw:line>
        <draw:custom-shape draw:style-name="gr23" draw:text-style-name="P12" draw:layer="layout" svg:width="1.7cm" svg:height="1cm" svg:x="11.7cm" svg:y="7.9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24" draw:text-style-name="P13" draw:layer="layout" svg:width="5.6cm" svg:height="7.8cm" svg:x="21.8cm" svg:y="5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draw:layer="layout" svg:width="5.2cm" svg:height="1.4cm" svg:x="22cm" svg:y="6.1cm">
          <text:p text:style-name="P2">endereç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4" draw:layer="layout" svg:width="5.2cm" svg:height="1.4cm" svg:x="22cm" svg:y="7.8cm">
          <text:p text:style-name="P14"><text:span text:style-name="T6">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draw:layer="layout" svg:width="5.2cm" svg:height="1.4cm" svg:x="22cm" svg:y="9.5cm">
          <text:p text:style-name="P2">dad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xml:id="id1" draw:id="id1" draw:layer="layout" svg:width="5.2cm" svg:height="1.4cm" svg:x="22cm" svg:y="11.2cm">
          <text:p text:style-name="P2">chav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3" draw:layer="layout" svg:width="5.6cm" svg:height="7.8cm" svg:x="14.8cm" svg:y="5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xml:id="id2" draw:id="id2" draw:layer="layout" svg:width="5.2cm" svg:height="1.4cm" svg:x="15cm" svg:y="6.1cm">
          <text:p text:style-name="P2">endereç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4" draw:layer="layout" svg:width="5.2cm" svg:height="1.4cm" svg:x="15cm" svg:y="7.8cm">
          <text:p text:style-name="P14"><text:span text:style-name="T6">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draw:layer="layout" svg:width="5.2cm" svg:height="1.4cm" svg:x="15cm" svg:y="9.5cm">
          <text:p text:style-name="P2">dad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xml:id="id3" draw:id="id3" draw:layer="layout" svg:width="5.2cm" svg:height="1.4cm" svg:x="15cm" svg:y="11.2cm">
          <text:p text:style-name="P2">chav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3" draw:layer="layout" svg:width="5.6cm" svg:height="7.8cm" svg:x="0.4cm" svg:y="5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xml:id="id4" draw:id="id4" draw:layer="layout" svg:width="5.2cm" svg:height="1.4cm" svg:x="0.6cm" svg:y="6.7cm">
          <text:p text:style-name="P2">endereç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4" draw:layer="layout" svg:width="5.2cm" svg:height="1.4cm" svg:x="0.6cm" svg:y="8.4cm">
          <text:p text:style-name="P14"><text:span text:style-name="T6">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draw:layer="layout" svg:width="5.2cm" svg:height="1.4cm" svg:x="0.6cm" svg:y="10.2cm">
          <text:p text:style-name="P2">dad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" draw:text-style-name="P1" draw:layer="layout" svg:x1="22cm" svg:y1="11.9cm" svg:x2="20.2cm" svg:y2="6.8cm" draw:start-shape="id1" draw:start-glue-point="5" draw:end-shape="id2" draw:end-glue-point="7" svg:d="M22000 11900h-899v-5100h-901" svg:viewBox="0 0 1801 5101">
          <text:p/>
        </draw:connector>
        <draw:connector draw:style-name="gr1" draw:text-style-name="P1" draw:layer="layout" svg:x1="15cm" svg:y1="11.9cm" svg:x2="12.06cm" svg:y2="6.869cm" draw:start-shape="id3" draw:start-glue-point="5" svg:d="M15000 11900h-1720v-5031h-1220" svg:viewBox="0 0 2941 5032">
          <text:p/>
        </draw:connector>
        <draw:connector draw:style-name="gr1" draw:text-style-name="P1" draw:layer="layout" svg:x1="8.834cm" svg:y1="11.743cm" svg:x2="5.8cm" svg:y2="7.4cm" draw:end-shape="id4" svg:d="M8834 11743h-1266v-4343h-1768" svg:viewBox="0 0 3035 4344">
          <text:p/>
        </draw:connector>
        <draw:frame draw:style-name="gr26" draw:text-style-name="P8" draw:layer="layout" svg:width="0.502cm" svg:height="1.187cm" svg:x="11.1cm" svg:y="8.913cm">
          <draw:text-box>
            <text:p/>
          </draw:text-box>
        </draw:frame>
        <draw:custom-shape draw:style-name="gr27" draw:text-style-name="P2" draw:layer="layout" svg:width="0.566cm" svg:height="0.6cm" svg:x="9.734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566cm" svg:height="0.6cm" svg:x="10.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566cm" svg:height="0.6cm" svg:x="11.234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28" draw:text-style-name="P4" draw:layer="layout" svg:width="2.4cm" svg:height="2.6cm" svg:x="4.6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5" draw:layer="layout" svg:width="2.4cm" svg:height="2.6cm" svg:x="8.2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5" draw:layer="layout" svg:width="2.4cm" svg:height="2.6cm" svg:x="11.8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5" draw:layer="layout" svg:width="2.4cm" svg:height="2.6cm" svg:x="15.6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3" draw:layer="layout" svg:width="2.4cm" svg:height="2.6cm" svg:x="11.8cm" svg:y="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3" draw:layer="layout" svg:width="2.4cm" svg:height="2.6cm" svg:x="16.8cm" svg:y="4.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3" draw:layer="layout" svg:width="2.4cm" svg:height="2.6cm" svg:x="15.6cm" svg:y="11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5" draw:layer="layout" svg:width="2.4cm" svg:height="2.6cm" svg:x="19.2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19.2cm" svg:y1="9.2cm" svg:x2="18cm" svg:y2="9.2cm">
          <text:p/>
        </draw:line>
        <draw:line draw:style-name="gr1" draw:text-style-name="P1" draw:layer="layout" svg:x1="15.6cm" svg:y1="9.1cm" svg:x2="14.2cm" svg:y2="9.1cm">
          <text:p/>
        </draw:line>
        <draw:line draw:style-name="gr1" draw:text-style-name="P1" draw:layer="layout" svg:x1="11.8cm" svg:y1="9.1cm" svg:x2="10.6cm" svg:y2="9.1cm">
          <text:p/>
        </draw:line>
        <draw:line draw:style-name="gr1" draw:text-style-name="P1" draw:layer="layout" svg:x1="8.2cm" svg:y1="9.1cm" svg:x2="7cm" svg:y2="9.1cm">
          <text:p/>
        </draw:line>
        <draw:line draw:style-name="gr1" draw:text-style-name="P1" draw:layer="layout" svg:x1="13cm" svg:y1="6.6cm" svg:x2="13cm" svg:y2="7.8cm">
          <text:p/>
        </draw:line>
        <draw:line draw:style-name="gr1" draw:text-style-name="P1" draw:layer="layout" svg:x1="16.8cm" svg:y1="11.4cm" svg:x2="16.8cm" svg:y2="10.4cm">
          <text:p/>
        </draw:line>
        <draw:line draw:style-name="gr1" draw:text-style-name="P1" draw:layer="layout" svg:x1="16.8cm" svg:y1="5.4cm" svg:x2="14.2cm" svg:y2="5.4cm">
          <text:p/>
        </draw:lin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mall_20_Arrow" draw:marker-start-width="0.2cm" draw:marker-start-center="false" draw:marker-end-width="0.2cm" draw:marker-end-center="false" draw:fill="solid" draw:fill-color="#aea79f" draw:opacity="50%" draw:fill-image-width="0cm" draw:fill-image-height="0cm" draw:textarea-horizontal-align="justify" fo:padding-top="0.125cm" fo:padding-bottom="0.125cm" fo:padding-left="0.25cm" fo:padding-right="0.25cm" fo:wrap-option="no-wrap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 draw:textarea-vertical-align="top" fo:padding-top="0.2cm" fo:padding-bottom="0.7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6:07:11.364449641</meta:creation-date>
    <dc:date>2018-05-29T17:05:11.637645949</dc:date>
    <meta:editing-duration>PT1H21M25S</meta:editing-duration>
    <meta:editing-cycles>23</meta:editing-cycles>
    <meta:generator>LibreOffice/5.1.6.2$Linux_X86_64 LibreOffice_project/10m0$Build-2</meta:generator>
    <meta:document-statistic meta:object-count="195"/>
  </office:meta>
</office:document-meta>
</file>

<file path=Object 1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3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4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5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7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8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3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/content.xml><?xml version="1.0" encoding="utf-8"?>
<math xmlns="http://www.w3.org/1998/Math/MathML" display="block">
  <semantics>
    <mi mathvariant="normal">λ</mi>
    <annotation encoding="StarMath 5.0">%lambda</annotation>
  </semantics>
</math>
</file>